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acbb" officeooo:paragraph-rsid="001aacb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a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4th</text:span> of <text:span text:style-name="T5">August</text:span> 202<text:span text:style-name="T3">1</text:span> under the <text:span text:style-name="T5">59th</text:span> PA Meeting.</text:p>
      <text:p text:style-name="P1"/>
      <text:p text:style-name="P1">The Assembly, recognising the current situation,</text:p>
      <text:p text:style-name="P1"/>
      <text:p text:style-name="P4">Constitutes the need to affirm UN M3-1 (Motion 3-1: To remove the rule that makes it so you can't claim a chunk next to someone else's), this because the UN ruled on PA controlled jurisdiction, so the PA must give final approval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9-1: To affirm UN M3-1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8-24T17:12:57.051445448</dc:date>
    <meta:editing-duration>PT2M32S</meta:editing-duration>
    <meta:editing-cycles>5</meta:editing-cycles>
    <meta:generator>LibreOffice/7.1.5.2$Linux_X86_64 LibreOffice_project/c18cfcb0f8824ad4ef2fc2ec0bd004713f8a9d14</meta:generator>
    <meta:document-statistic meta:table-count="0" meta:image-count="0" meta:object-count="0" meta:page-count="1" meta:paragraph-count="8" meta:word-count="75" meta:character-count="438" meta:non-whitespace-character-count="371"/>
  </office:meta>
</office:document-meta>
</file>